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c7a" officeooo:paragraph-rsid="000e0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y Miller</text:p>
      <text:p text:style-name="P1">Lab 5 Write-Up</text:p>
      <text:p text:style-name="P1"/>
      <text:p text:style-name="P1"><text:tab/>When I envisioned what filter I wanted to implement, I wanted to do something that was different than some of the examples we did in class. Due to the fact that I took Fs-Math in my last semester that focused on the applications of wavelets to image processing, I was able to do this rather easily. The main focus of the class was matrix manipulation and how it could be applied to images using Mathematica.</text:p>
      <text:p text:style-name="P1"/>
      <text:p text:style-name="P1"><text:tab/>My custom filter essentially exaggerate the edges in the image. The examples in class show how to find horizontal and diagonal edges, but I thought it would be interesting do do something that makes them more noticeable without removing the color value. I did this by using <text:s/>3x3 matrix and making each element in the matrix equal to 1. the only value that was different was row 2, column 2 which is equal to -7. What this does it sharpens the image, but the emphasis gets put on the edges, or where color value make large chan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35:49.863777299</meta:creation-date>
    <dc:date>2015-10-20T15:45:14.843692777</dc:date>
    <meta:editing-duration>P0D</meta:editing-duration>
    <meta:editing-cycles>1</meta:editing-cycles>
    <meta:document-statistic meta:table-count="0" meta:image-count="0" meta:object-count="0" meta:page-count="1" meta:paragraph-count="4" meta:word-count="177" meta:character-count="964" meta:non-whitespace-character-count="788"/>
    <meta:generator>LibreOffice/4.2.8.2$Linux_X86_64 LibreOffice_project/420m0$Build-2</meta:generator>
  </office:meta>
</office:document-meta>
</file>